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family-generic="roman" style:font-pitch="variable"/>
    <style:font-face style:name="Calibri" svg:font-family="Calibri"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office:font-face-decls>
  <office:automatic-styles>
    <style:style style:name="P1" style:family="paragraph" style:parent-style-name="Text_20_body" style:master-page-name="Standard">
      <style:paragraph-properties style:page-number="auto"/>
    </style:style>
    <style:style style:name="T1" style:family="text">
      <style:text-properties fo:background-color="#00ffff" loext:char-shading-value="0"/>
    </style:style>
    <style:style style:name="T2" style:family="text">
      <style:text-properties fo:color="#000000" style:font-name="Verdana" fo:font-size="9pt" style:font-size-asian="9pt" style:font-size-complex="9pt"/>
    </style:style>
    <style:style style:name="T3" style:family="text">
      <style:text-properties fo:color="#000000" style:font-name="Arial Unicode MS" fo:font-size="9pt" style:font-size-asian="9pt" style:font-name-complex="Arial Unicode MS1" style:font-size-complex="9pt"/>
    </style:style>
    <style:style style:name="T4" style:family="text">
      <style:text-properties fo:color="#000000" style:font-size-complex="8.5pt"/>
    </style:style>
    <style:style style:name="T5" style:family="text">
      <style:text-properties fo:color="#000000" style:font-size-complex="13.5pt" style:font-weight-complex="bold"/>
    </style:style>
    <style:style style:name="T6" style:family="text">
      <style:text-properties fo:color="#000000" fo:font-size="13.5pt" fo:font-weight="bold" style:font-size-asian="13.5pt" style:font-weight-asian="bold" style:font-size-complex="13.5pt" style:font-weight-complex="bold"/>
    </style:style>
    <style:style style:name="T7" style:family="text">
      <style:text-properties fo:font-weight="bold" style:font-weight-asian="bold"/>
    </style:style>
    <style:style style:name="T8" style:family="text">
      <style:text-properties fo:font-weight="bold" fo:background-color="#ffff99" loext:char-shading-value="0" style:font-weight-asian="bold"/>
    </style:style>
    <style:style style:name="T9" style:family="text">
      <style:text-properties fo:background-color="#ffff00" loext:char-shading-value="0"/>
    </style:style>
    <style:style style:name="T10" style:family="text">
      <style:text-properties fo:background-color="#ffffff" loext:char-shading-value="0"/>
    </style:style>
    <style:style style:name="T11" style:family="text">
      <style:text-properties fo:background-color="#ffff99"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Caciotta dolce 1514 1595 1511</text:p>
      <text:p text:style-name="Text_20_body"><text:s/>La caciotta è un formaggio dalla brevissima stagionatura10-30 <text:s/>g <text:s/>prodotta con latte vaccino crudo intero, in pezzature piuttosto piccole, con crosta leggermente paglierina </text:p>
      <text:p text:style-name="Text_20_body"><text:s/>Da consumarsi fresca , ha una pasta morbida, a volte quasi cremosa con occhiatura rada ma ben distribuita. <text:span text:style-name="apple-converted-space"> </text:span></text:p>
      <text:p text:style-name="Text_20_body"><text:span text:style-name="apple-converted-space">Per il suo sapore <text:s/>di latte <text:s/>si gusta volentieri con pane fresco sia all’inizio che alla fine del pasto.</text:span></text:p>
      <text:p text:style-name="Text_20_body"><text:span text:style-name="apple-converted-space">È deliziosa accompagnata con mieli castagno o marmellate di fragola o frutti rossi <text:s/>(in particolare amarene) e fichi con vini leggeri e delicati <text:s/>come un buon Pinot Grigio dei Colli Berici</text:span></text:p>
      <text:p text:style-name="Text_20_body"><text:s/></text:p>
      <text:p text:style-name="Text_20_body">Caciotta fresca 1567</text:p>
      <text:p text:style-name="Text_20_body"/>
      <text:p text:style-name="Text_20_body">Formaggio a pasta di consistenza morbida- elastica e crosta bianca, da consumarsi freschissimo .</text:p>
      <text:p text:style-name="Text_20_body">Per il suo gusto fresco e delicato è indicato nella preparazione di piatti estivi e leggeri.</text:p>
      <text:p text:style-name="Text_20_body">Si abbina con vini bianchi e secchi <text:s/>ma leggeri come il <text:s/>Sauvignon o il <text:s/>Garganego <text:s/>dei colli Berici. </text:p>
      <text:p text:style-name="Text_20_body">Per quanto riguarda le confetture si abbina con miele di castagno, marmellata di fichi, di pomodori verdi confettura di zucca.</text:p>
      <text:p text:style-name="Text_20_body"><text:s/><text:tab/><text:tab/></text:p>
      <text:p text:style-name="Text_20_body">Caciotte speziate ai sapori stagionali 1543 1542 1541 1537 1593</text:p>
      <text:p text:style-name="Text_20_body"><text:s/>La caciotta è un formaggio dalla brevissima stagionatura10- 15 <text:s/>g <text:s/>prodotta con latte vaccino crudo intero, in pezzature piuttosto piccole, con crosta leggermente paglierina </text:p>
      <text:p text:style-name="Text_20_body"><text:s/>Da consumarsi fresca , ha una pasta morbida, a volte quasi cremosa con occhiatura rada ma ben distribuita. <text:span text:style-name="apple-converted-space"> </text:span></text:p>
      <text:p text:style-name="Text_20_body"><text:span text:style-name="apple-converted-space">Ci piace <text:s/>aggiungere alla caciotta tutto ciò che ci regala la natura con le sue stagioni: <text:s/></text:span></text:p>
      <text:p text:style-name="Text_20_body"><text:span text:style-name="apple-converted-space">In autunno e inverno le Caciotte con il radicchio , con zucca e pepe, con le noci, i pistacchi e con il gustoso Rampuzzolo di Villaga De.Co. </text:span></text:p>
      <text:p text:style-name="Text_20_body"><text:span text:style-name="apple-converted-space">In primavera le caciotte possono essere con i fiori di tarassaco, con le viole, con l’aglio orsino , i carletti o altre erbe o germogli spontanei che troviamo sui colli.</text:span></text:p>
      <text:p text:style-name="Text_20_body"><text:span text:style-name="apple-converted-space">In estate trovate le caciotte ai gusti menta e timo, provenzale , al tartufo o con il classico peperoncino o erba cipollina. </text:span></text:p>
      <text:p text:style-name="Text_20_body"/>
      <text:p text:style-name="Text_20_body"/>
      <text:p text:style-name="Text_20_body"/>
      <text:p text:style-name="Text_20_body"/>
      <text:p text:style-name="Text_20_body"/>
      <text:p text:style-name="Text_20_body"/>
      <text:p text:style-name="Text_20_body"><text:soft-page-break/>Mozzarella <text:s/>Campagnola , paste filate e Scamorze <text:s/>1617 1615 <text:s/>1593 1569 1490 </text:p>
      <text:p text:style-name="Text_20_body">Formaggio a pasta filata con latte crudo vaccino. Pasta consistente e filosa di colore bianco latte <text:s/>e forma tendenzialmente <text:s/>a sfera.</text:p>
      <text:p text:style-name="Text_20_body">Il sapore è decisamente di latte fresco ed è indicata <text:s/>cruda per mille piatti estivi <text:s/>a base di vedure <text:s/>: primo fra tutti la caprese. <text:s/>È un formaggio molto versatile in cucina per il suo gusto delicato che si accompagna con mille <text:s/>sapori.</text:p>
      <text:p text:style-name="Text_20_body">Un formaggio ottimo da mangiare fresco con un filo d’olio extravergine <text:s/>, oppure ovviamente nella pizza.</text:p>
      <text:p text:style-name="Text_20_body"/>
      <text:p text:style-name="Text_20_body">Montegnago </text:p>
      <text:p text:style-name="Text_20_body">Viene lavorato a pasta semicotta, con latte vaccino intero, la stagionatura in questo formaggio è di circa 6 mesi. La pasta si presenta di colore giallo acceso per la presenza di Curcuma nella lavorazione l’occhiatura è di media dimensione regolare ma molto rada. Al gusto leggermente piccante del formaggio si aggiunge quello esotico della curcuma . </text:p>
      <text:p text:style-name="Text_20_body">Il Montegnago è ottimo d’estate nelle insalate di riso o di pasta <text:s/>, nei mesi freddi è buono leggermente fuso o nelle bruschettte. <text:s/>Si abbina molto bene ad un rosso leggero e frizzantino o con della birra fruttata.</text:p>
      <text:p text:style-name="Text_20_body"><text:bookmark text:name="_GoBack"/></text:p>
      <text:p text:style-name="Text_20_body">Murlone <text:s/>1534</text:p>
      <text:p text:style-name="Text_20_body">E' un formaggio grasso a pasta molle e crosta lavata. E' fabbricato con latte di vacca intero e ha una caratteristica forma quadrata. La stagionatura è breve va da un minimo di 20 giorni fino a 40 giorni.</text:p>
      <text:p text:style-name="Text_20_body">Il taleggio pronto per il consumo ha una crosta rugosa di colore rosato, con morchia morbida e sottile. Nelle zone vicino alla crosta, la pasta è fondente e di colore paglierino, mentre risulta piú consistente, friabile e bianca nel centro. E’ un formaggio dal sapore dolce e delicato con sfumature aromatiche. A maturazione avanzata, il gusto si fa invece decisamente piccante.</text:p>
      <text:p text:style-name="Text_20_body">Ottimo da solo o fuso su gnocchi o polenta. Da abbinare ad un buon vino rosso tipo Merlot o il Tocai rosso di Barbarano.</text:p>
      <text:p text:style-name="Text_20_body">Consigliamo <text:s/>inoltre di abbinarlo a salse come marmellata di pomodori verdi o di arancia.</text:p>
      <text:p text:style-name="Text_20_body">Spineo ; Tipo Asiago <text:s/>dolce 1547 1545</text:p>
      <text:p text:style-name="Text_20_body">La produzione del formaggio Asiago ha inizio intorno all’anno Mille nella provincia di Vicenza. <text:s/>Per 500 anni fu prodotto con latte di pecora, finché alla fine del Medioevo cominciò a essere utilizzato esclusivamente il latte di mucca, di razza Frisona o Bruno-alpina.</text:p>
      <text:p text:style-name="Text_20_body">Il formaggio Asiago è un formaggio grasso, ricco di occhiature, sparse uniformemente nel corpo del formaggio. <text:s/>La stagionatura è rapida dai 40 ai 60 giorni. Il sapore è dolce, gradevole, con retrogusto e aroma di noce, mai amaro o piccante. </text:p>
      <text:p text:style-name="Text_20_body">SI abbina molto bene <text:s/>con polenta, pane croccante o gnocchi. Il vino in abbinamento dovrà con delicata discrezione riuscire a sposarsi con sensazioni gustative piuttosto “leggere”. Un vino non troppo esuberante sia nei profumi ma soprattutto nel gusto in bocca; si può pensare ad un Gambellara giovane, o un buon Colli Berici <text:s/>Tocai rosso di Barbarano.</text:p>
      <text:p text:style-name="Text_20_body">Ottimo inoltre anche con marmellate di fichi, frutti rossi, arance o mele. Oppure con salsa di radicchio.</text:p>
      <text:p text:style-name="Text_20_body"><text:soft-page-break/>Crò : <text:s/>Tipo <text:s/>Asiago Mezzano 1579 1576</text:p>
      <text:p text:style-name="Text_20_body">Viene lavorato a pasta semicotta, con latte vaccino intero, la stagionatura in questo formaggio è di circa 6 mesi. La pasta si presenta di colore paglierino carico, tendente all’ocra e l’occhiatura di media dimensione ha forma e diffusione irregolari. Al naso si avvertono lievi sensazioni di tostato e di pascolo ed in bocca la consistenza è leggermente elastica con sapore dolce che termina con note di frutta fermentata.</text:p>
      <text:p text:style-name="Text_20_body">Per l’asiago mezzano, in cui i sapori sono più “profondi” e persistenti, si potrebbe pensare ad un abbinamento con il Bianco Breganze.</text:p>
      <text:p text:style-name="Text_20_body">Come per l’asiago fresco anche questo formaggio si sposa bene con marmellate di frutti rossi, fichi, arance e mele.</text:p>
      <text:p text:style-name="Text_20_body"/>
      <text:p text:style-name="Text_20_body">CENGIA Tipo Asiago Stagionato 1556 1553</text:p>
      <text:p text:style-name="Text_20_body"/>
      <text:p text:style-name="Text_20_body">Il nostro Asiago stagionato è prodotto con latte vaccino intero, con una prolungata stagionatura che va da 9 mesi fino ad un anno. <text:s/>La crosta si presenta asciutta e spessa. <text:s/>La pasta è dura, granulosa, di colore paglierino carico, con occhiatura piccola e regolare nella forma e nella diffusione. Il profumo ricorda in maniera decisa il pascolo e la frutta secca (noci, nocciole).</text:p>
      <text:p text:style-name="Text_20_body">L’ abbinamento per contrapposizione alla sensazione piccante con il dolce del vino diventa esperienza esaltante. Si potrebbe quindi pensare a <text:s/>un dolcissimo ed vino appassito. Il dolce, la morbidezza, saranno nella vostra bocca piacevole “ristoro” gustativo agli “spilli” pungenti del formaggio.</text:p>
      <text:p text:style-name="Text_20_body">Ottimo se abbinato con miele di castagno e salsa di cipolle rosse.</text:p>
      <text:p text:style-name="Text_20_body">Ricotta <text:s text:c="2"/>1589 1588 <text:s text:c="18"/></text:p>
      <text:p text:style-name="Text_20_body"><text:s/>In realtà non si tratta di un formaggio, ma di un sottoprodotto della lavorazione del latte che si ottiene non dal latte stesso, bensì dal siero che rimane dopo avere prodotto il formaggio. Esteticamente è priva di crosta, di colore bianchissimo e con una consistenza soffice ma asciutta, quasi granulosa. Il sapore è dolce con un tenue retrogusto salato. Per la sua composizione è considerato <text:s/>un “formaggio” magro. <text:s/>È ottima mangiata fresca e accompagnata da verdure di stagione crude. </text:p>
      <text:p text:style-name="Text_20_body">Si <text:s/>utilizza nelle preparazioni di tantissimi piatti quali, antipasti sfiziosi , torte salate, primi <text:s/>piatti tradizionali e in dolci di ogni tipo : dalle frittelle alle torte pasquali.</text:p>
      <text:p text:style-name="Text_20_body">La ricotta è ottima se abbinata al miele d’arancio, o con confettura di mele o more. Inoltre si può <text:s/>ben abbinare al fresco e leggero Colli Berici Tocai Rosso di Barbarano, un vero “tuttofare” con i nostri formaggi del vicentino.<text:span text:style-name="apple-converted-space"> </text:span></text:p>
      <text:p text:style-name="Text_20_body"/>
      <text:p text:style-name="Text_20_body"><text:s text:c="3"/></text:p>
      <text:p text:style-name="Text_20_body">Tosella </text:p>
      <text:p text:style-name="Text_20_body">Questo <text:s/>formaggio è fresco, a pasta compatta, ottenuto da latte vaccino intero e che si presenta con un colore bianchissimo ed una consistenza moderatamente elastica. Il gusto ovviamente, è quello del latte appena munto.<text:line-break/>È un formaggio da consumare freschissimo, al massimo entro 2 o 3 giorni.</text:p>
      <text:p text:style-name="Text_20_body">Si può mangiare sia fresco con un filo d’olio, ma è ottimo anche cotto alla piastra o fritto con impanatura.</text:p>
      <text:p text:style-name="Text_20_body"><text:soft-page-break/>Ricotte affumicata 15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 svg:font-family="'Arial Unicode MS'" style:font-family-generic="roman" style:font-pitch="variable"/>
    <style:font-face style:name="Calibri" svg:font-family="Calibri"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Arial Unicode MS1"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it" fo:country="IT" style:letter-kerning="true" style:font-name-asian="Arial Unicode MS1"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_20__28_Web_29_" style:display-name="Normal (Web)" style:family="paragraph" style:parent-style-name="Standard" style:default-outline-level="">
      <style:paragraph-properties fo:margin-top="0.0693in" fo:margin-bottom="0.0693in" loext:contextual-spacing="false" fo:line-height="100%"/>
      <style:text-properties style:font-name="Arial Unicode MS" fo:font-family="'Arial Unicode MS'" style:font-family-generic="roman" style:font-pitch="variable" fo:font-size="12pt" style:font-name-asian="Arial Unicode MS1" style:font-family-asian="'Arial Unicode MS'" style:font-family-generic-asian="system" style:font-pitch-asian="variable" style:font-size-asian="12pt" style:language-asian="it" style:country-asian="IT" style:font-name-complex="Arial Unicode MS1" style:font-family-complex="'Arial Unicode MS'" style:font-family-generic-complex="system" style:font-pitch-complex="variable" style:font-size-complex="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meta:initial-creator>
    <meta:editing-cycles>3</meta:editing-cycles>
    <meta:creation-date>2019-06-20T20:07:00</meta:creation-date>
    <dc:date>2019-06-28T14:24:15.093740484</dc:date>
    <meta:editing-duration>PT19H9M38S</meta:editing-duration>
    <meta:generator>LibreOffice/4.4.0.3$MacOSX_X86_64 LibreOffice_project/de093506bcdc5fafd9023ee680b8c60e3e0645d7</meta:generator>
    <meta:document-statistic meta:table-count="0" meta:image-count="0" meta:object-count="0" meta:page-count="4" meta:paragraph-count="53" meta:word-count="1261" meta:character-count="7717" meta:non-whitespace-character-count="641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